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65cm"/>
    </style:style>
    <style:style style:name="co2" style:family="table-column">
      <style:table-column-properties fo:break-before="auto" style:column-width="8.186cm"/>
    </style:style>
    <style:style style:name="co3" style:family="table-column">
      <style:table-column-properties fo:break-before="auto" style:column-width="11.538cm"/>
    </style:style>
    <style:style style:name="co4" style:family="table-column">
      <style:table-column-properties fo:break-before="auto" style:column-width="11.395cm"/>
    </style:style>
    <style:style style:name="co5" style:family="table-column">
      <style:table-column-properties fo:break-before="auto" style:column-width="4.396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4.528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5.106cm" fo:break-before="auto" style:use-optimal-row-height="true"/>
    </style:style>
    <style:style style:name="ro6" style:family="table-row">
      <style:table-row-properties style:row-height="2.738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d9d9d9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ffff99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ffff99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Excel_20_Built-in_20_Normal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3572b0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Excel_20_Built-in_20_Normal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Excel_20_Built-in_20_Normal">
      <style:table-cell-properties fo:background-color="#ffff99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style-name="ce1" office:value-type="string">
            <text:p>Screens name </text:p>
          </table:table-cell>
          <table:table-cell table:style-name="ce1" office:value-type="string">
            <text:p><text:s/>Screen Url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Parameter</text:p>
          </table:table-cell>
          <table:table-cell table:style-name="ce1" office:value-type="string">
            <text:p>Request Type</text:p>
          </table:table-cell>
          <table:table-cell table:style-name="ce1" office:value-type="string">
            <text:p>Drawable Images</text:p>
          </table:table-cell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3" office:value-type="string">
            <text:p>1. Splash</text:p>
          </table:table-cell>
          <table:table-cell table:number-columns-repeated="5" table:style-name="ce3" office:value-type="string">
            <text:p>null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2. Language Choice Screen</text:p>
          </table:table-cell>
          <table:table-cell table:style-name="ce4" office:value-type="string">
            <text:p><text:a xlink:href="https://app.zeplin.io/project.html#pid=57f5129cbae86e615c8f7271&amp;sid=57f51a44bae86e615c8fe284">https://app.zeplin.io/project.html#pid=57f5129cbae86e615c8f7271&amp;sid=57f51a44bae86e615c8fe284</text:a></text:p>
          </table:table-cell>
          <table:table-cell table:style-name="ce4" office:value-type="string">
            <text:p><text:a xlink:href="http://104.131.179.118/monacoapp/public/api/">http://104.131.179.118/monacoapp/public/api/ </text:a></text:p>
          </table:table-cell>
          <table:table-cell table:style-name="ce3" office:value-type="string">
            <text:p>languages</text:p>
          </table:table-cell>
          <table:table-cell table:style-name="ce3" office:value-type="string">
            <text:p>GET</text:p>
          </table:table-cell>
          <table:table-cell table:style-name="ce3" office:value-type="string">
            <text:p>yes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3. LoginSIgnUp Screen</text:p>
          </table:table-cell>
          <table:table-cell table:style-name="ce4" office:value-type="string">
            <text:p><text:a xlink:href="https://app.zeplin.io/project.html#pid=57f5129cbae86e615c8f7271&amp;sid=57f5226390ad5e141bf95323">https://app.zeplin.io/project.html#pid=57f5129cbae86e615c8f7271&amp;sid=57f5226390ad5e141bf95323</text:a></text:p>
          </table:table-cell>
          <table:table-cell table:number-columns-repeated="3" table:style-name="ce3" office:value-type="string">
            <text:p>Done</text:p>
          </table:table-cell>
          <table:table-cell table:style-name="ce3" office:value-type="string">
            <text:p>yes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4. Login</text:p>
          </table:table-cell>
          <table:table-cell table:style-name="ce4" office:value-type="string">
            <text:p><text:a xlink:href="https://app.zeplin.io/project.html#pid=57f5129cbae86e615c8f7271&amp;sid=57f51dd4bae86e615c903ee5">https://app.zeplin.io/project.html#pid=57f5129cbae86e615c8f7271&amp;sid=57f51dd4bae86e615c903ee5</text:a></text:p>
          </table:table-cell>
          <table:table-cell table:style-name="ce4" office:value-type="string">
            <text:p><text:a xlink:href="https://monacoapp.eu.auth0.com/oauth/ro">https://monacoapp.eu.auth0.com/oauth/ro</text:a></text:p>
          </table:table-cell>
          <table:table-cell table:style-name="ce3" office:value-type="string">
            <text:p>{</text:p>
            <text:p><text:s text:c="6"/>"client_id": <text:s text:c="2"/>"f47lSVZ0FriC6L2I6FEmrvHXavNWs0NE",</text:p>
            <text:p><text:s text:c="4"/>"username": <text:s text:c="3"/>xxx,</text:p>
            <text:p><text:s text:c="4"/>"password": <text:s text:c="3"/>yyy,</text:p>
            <text:p><text:s text:c="4"/>"id_token": <text:s text:c="3"/>"",</text:p>
            <text:p><text:s text:c="4"/>"connection": <text:s/>"monacoapp-users",</text:p>
            <text:p><text:s text:c="4"/>"grant_type": <text:s/>"password",</text:p>
            <text:p><text:s text:c="4"/>"scope": <text:s text:c="6"/>"openid",</text:p>
            <text:p><text:s text:c="4"/>"device": <text:s text:c="5"/>""</text:p>
            <text:p><text:s text:c="4"/>}</text:p>
          </table:table-cell>
          <table:table-cell table:style-name="ce3" office:value-type="string">
            <text:p>POST</text:p>
          </table:table-cell>
          <table:table-cell table:style-name="ce3" office:value-type="string">
            <text:p>yes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Please refer the 3 steps <text:s text:c="7"/>1. First login with Auth0</text:p>
            <text:p>2. After AUth 0 login success pass the token id to get the user_id:</text:p>
            <text:p>https://monacoapp.eu.auth0.com/tokeninfo</text:p>
            <text:p>3. After getting user_id (from Auth0) pass it in local API to get the user profile detail</text:p>
            <text:p>users/auth0/{{user_id}}</text:p>
          </table:table-cell>
          <table:table-cell table:style-name="ce4"/>
          <table:table-cell table:style-name="Default"/>
          <table:table-cell table:style-name="ce3" table:number-columns-repeated="3"/>
          <table:table-cell table:number-columns-repeated="1018"/>
        </table:table-row>
        <table:table-row table:style-name="ro1" table:number-rows-repeated="2">
          <table:table-cell table:style-name="ce3"/>
          <table:table-cell table:style-name="ce4" table:number-columns-repeated="2"/>
          <table:table-cell table:style-name="ce3" table:number-columns-repeated="3"/>
          <table:table-cell table:number-columns-repeated="1018"/>
        </table:table-row>
        <table:table-row table:style-name="ro2">
          <table:table-cell table:style-name="ce3" office:value-type="string">
            <text:p>5. Login error</text:p>
          </table:table-cell>
          <table:table-cell table:style-name="ce4" office:value-type="string">
            <text:p><text:a xlink:href="https://app.zeplin.io/project.html#pid=57f5129cbae86e615c8f7271&amp;sid=57f51fb71ee4133243e9a6b5">https://app.zeplin.io/project.html#pid=57f5129cbae86e615c8f7271&amp;sid=57f51fb71ee4133243e9a6b5</text:a></text:p>
          </table:table-cell>
          <table:table-cell table:number-columns-repeated="3" table:style-name="ce3" office:value-type="string">
            <text:p>Done</text:p>
          </table:table-cell>
          <table:table-cell table:style-name="ce3" office:value-type="string">
            <text:p>null</text:p>
          </table:table-cell>
          <table:table-cell table:number-columns-repeated="1018"/>
        </table:table-row>
        <table:table-row table:style-name="ro5">
          <table:table-cell table:style-name="ce3" office:value-type="string">
            <text:p>6. SignUp</text:p>
          </table:table-cell>
          <table:table-cell table:style-name="ce4" office:value-type="string">
            <text:p><text:a xlink:href="https://app.zeplin.io/project.html#pid=57f5129cbae86e615c8f7271&amp;sid=57f521f8bae86e615c9070e7">https://app.zeplin.io/project.html#pid=57f5129cbae86e615c8f7271&amp;sid=57f521f8bae86e615c9070e7</text:a></text:p>
          </table:table-cell>
          <table:table-cell table:style-name="ce10" office:value-type="string">
            <text:p><text:a xlink:href="https://monacoapp.eu.auth0.com/dbconnections/signup">https://monacoapp.eu.auth0.com/dbconnections/signup</text:a> </text:p>
          </table:table-cell>
          <table:table-cell table:style-name="Default" office:value-type="string">
            <text:p>{</text:p>
            <text:p>"client_id": "f47lSVZ0FriC6L2I6FEmrvHXavNWs0NE",</text:p>
            <text:p>"email": "five4omar@gmail.com",</text:p>
            <text:p>"username" : "okarray",</text:p>
            <text:p>"password": "Omar18121990",</text:p>
            <text:p>"connection": "monacoapp-users",</text:p>
            <text:p>"user_metadata" : {</text:p>
            <text:p>"gender_id" : "1",</text:p>
            <text:p>"agegroup_id" : "2",</text:p>
            <text:p>"language_id" : "3"</text:p>
            <text:p>}</text:p>
            <text:p>}</text:p>
          </table:table-cell>
          <table:table-cell table:style-name="ce3" office:value-type="string">
            <text:p>POST</text:p>
          </table:table-cell>
          <table:table-cell table:style-name="ce3" office:value-type="string">
            <text:p>yes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4"/>
          <table:table-cell table:style-name="ce4" office:value-type="string">
            <text:p><text:a xlink:href="http://104.131.179.118/monacoapp/public/api/signup">http://104.131.179.118/monacoapp/public/api/signup</text:a></text:p>
          </table:table-cell>
          <table:table-cell table:style-name="ce3" office:value-type="string">
            <text:p>{</text:p>
            <text:p>"email": "john.smith@monacoapp.com",</text:p>
            <text:p>"username" : "Jsmith",</text:p>
            <text:p>"password": "SecretSmith",</text:p>
            <text:p>"auth0_id" : "575970a10ef7c68c271d243f"}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11" office:value-type="string">
            <text:p><text:a xlink:href="http://104.131.179.118/monacoapp/public/api/">http://104.131.179.118/monacoapp/public/api/</text:a></text:p>
          </table:table-cell>
          <table:table-cell table:style-name="ce12" office:value-type="string">
            <text:p>/genders</text:p>
          </table:table-cell>
          <table:table-cell table:style-name="ce3" office:value-type="string">
            <text:p>GET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11" office:value-type="string">
            <text:p><text:a xlink:href="http://104.131.179.118/monacoapp/public/api/">http://104.131.179.118/monacoapp/public/api/</text:a></text:p>
          </table:table-cell>
          <table:table-cell table:style-name="ce12" office:value-type="string">
            <text:p>/agegroups</text:p>
          </table:table-cell>
          <table:table-cell table:style-name="ce3" office:value-type="string">
            <text:p>GET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7. Signup error</text:p>
          </table:table-cell>
          <table:table-cell table:style-name="ce4" office:value-type="string">
            <text:p><text:a xlink:href="https://app.zeplin.io/project.html#pid=57f5129cbae86e615c8f7271&amp;sid=57f523ac4d8400ad1911add6">https://app.zeplin.io/project.html#pid=57f5129cbae86e615c8f7271&amp;sid=57f523ac4d8400ad1911add6</text:a></text:p>
          </table:table-cell>
          <table:table-cell table:number-columns-repeated="3" table:style-name="ce3" office:value-type="string">
            <text:p>Done</text:p>
          </table:table-cell>
          <table:table-cell table:style-name="ce3" office:value-type="string">
            <text:p>yes</text:p>
          </table:table-cell>
          <table:table-cell table:number-columns-repeated="1018"/>
        </table:table-row>
        <table:table-row table:style-name="ro6">
          <table:table-cell table:style-name="ce3" office:value-type="string">
            <text:p>8. Resel Password</text:p>
          </table:table-cell>
          <table:table-cell table:style-name="ce4" office:value-type="string">
            <text:p><text:a xlink:href="https://app.zeplin.io/project.html#pid=57f5129cbae86e615c8f7271&amp;sid=57f7bec3f238b1d13aedd44e">https://app.zeplin.io/project.html#pid=57f5129cbae86e615c8f7271&amp;sid=57f7bec3f238b1d13aedd44e</text:a></text:p>
          </table:table-cell>
          <table:table-cell table:style-name="ce4" office:value-type="string">
            <text:p><text:a xlink:href="https://monacoapp.eu.auth0.com/dbconnections/change_password">https://monacoapp.eu.auth0.com/dbconnections/change_password</text:a></text:p>
          </table:table-cell>
          <table:table-cell table:style-name="ce3" office:value-type="string">
            <text:p><text:s/>{</text:p>
            <text:p><text:s text:c="6"/>"client_id": <text:s text:c="2"/>"f47lSVZ0FriC6L2I6FEmrvHXavNWs0NE",</text:p>
            <text:p><text:s text:c="4"/>"username": <text:s text:c="2"/>"admin",</text:p>
            <text:p><text:s text:c="4"/>"email":"test@gmail.com",</text:p>
            <text:p><text:s text:c="4"/>"connection": <text:s/>"monacoapp-users"</text:p>
            <text:p><text:s text:c="4"/>}</text:p>
          </table:table-cell>
          <table:table-cell table:style-name="ce3" office:value-type="string">
            <text:p>POST</text:p>
          </table:table-cell>
          <table:table-cell table:style-name="ce3" office:value-type="string">
            <text:p>yes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9. Reset Password error</text:p>
          </table:table-cell>
          <table:table-cell table:style-name="ce4" office:value-type="string">
            <text:p><text:a xlink:href="https://app.zeplin.io/project.html#pid=57f5129cbae86e615c8f7271&amp;sid=57f7beac21b944872f994ed5">https://app.zeplin.io/project.html#pid=57f5129cbae86e615c8f7271&amp;sid=57f7beac21b944872f994ed5</text:a></text:p>
          </table:table-cell>
          <table:table-cell table:number-columns-repeated="3" table:style-name="ce3" office:value-type="string">
            <text:p>Done</text:p>
          </table:table-cell>
          <table:table-cell table:style-name="ce3" office:value-type="string">
            <text:p>yes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10.Home Screen(Exhibithors)</text:p>
          </table:table-cell>
          <table:table-cell table:style-name="ce4" office:value-type="string">
            <text:p><text:a xlink:href="https://app.zeplin.io/project.html#pid=57f5129cbae86e615c8f7271&amp;sid=57fb62f1573849a26f6843dc">https://app.zeplin.io/project.html#pid=57f5129cbae86e615c8f7271&amp;sid=57fb62f1573849a26f6843dc</text:a></text:p>
          </table:table-cell>
          <table:table-cell table:style-name="ce4" office:value-type="string">
            <text:p><text:a xlink:href="http://104.131.179.118/monacoapp/public/api/">http://104.131.179.118/monacoapp/public/api/</text:a></text:p>
          </table:table-cell>
          <table:table-cell table:style-name="ce3" office:value-type="string">
            <text:p>/stands</text:p>
          </table:table-cell>
          <table:table-cell table:style-name="ce3" office:value-type="string">
            <text:p>GET</text:p>
          </table:table-cell>
          <table:table-cell table:style-name="ce3" office:value-type="string">
            <text:p>null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11..Home Screen(Exhibithors Details)</text:p>
          </table:table-cell>
          <table:table-cell table:style-name="ce4" office:value-type="string">
            <text:p><text:a xlink:href="https://app.zeplin.io/project.html#pid=57f5129cbae86e615c8f7271&amp;sid=57fb62ebb6684053097a5b01">https://app.zeplin.io/project.html#pid=57f5129cbae86e615c8f7271&amp;sid=57fb62ebb6684053097a5b01</text:a></text:p>
          </table:table-cell>
          <table:table-cell table:style-name="ce4" office:value-type="string">
            <text:p><text:a xlink:href="http://104.131.179.118/monacoapp/public/api/">http://104.131.179.118/monacoapp/public/api/</text:a></text:p>
          </table:table-cell>
          <table:table-cell table:style-name="ce3" office:value-type="string">
            <text:p>stands/{id}</text:p>
          </table:table-cell>
          <table:table-cell table:style-name="ce3" office:value-type="string">
            <text:p>GET</text:p>
          </table:table-cell>
          <table:table-cell table:style-name="ce3" office:value-type="string">
            <text:p>null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12..Home Screen(Exhibithors Details Follow)</text:p>
          </table:table-cell>
          <table:table-cell table:style-name="ce4" office:value-type="string">
            <text:p><text:a xlink:href="https://app.zeplin.io/project.html#pid=57f5129cbae86e615c8f7271&amp;sid=57fb62efd95a8cc00f5c993c">https://app.zeplin.io/project.html#pid=57f5129cbae86e615c8f7271&amp;sid=57fb62efd95a8cc00f5c993c</text:a></text:p>
          </table:table-cell>
          <table:table-cell table:style-name="ce3" office:value-type="string">
            <text:p>POST users/{user_id}/stands/{stand_id}/interested</text:p>
          </table:table-cell>
          <table:table-cell table:number-columns-repeated="3" table:style-name="ce3" office:value-type="string">
            <text:p>null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13..Home Screen(Exhibithors Details UnFollow)</text:p>
          </table:table-cell>
          <table:table-cell table:style-name="ce4" office:value-type="string">
            <text:p><text:a xlink:href="https://app.zeplin.io/project.html#pid=57f5129cbae86e615c8f7271&amp;sid=57fb62e69e49f57232796302">https://app.zeplin.io/project.html#pid=57f5129cbae86e615c8f7271&amp;sid=57fb62e69e49f57232796302</text:a></text:p>
          </table:table-cell>
          <table:table-cell table:style-name="ce10" office:value-type="string">
            <text:p>POST users/{user_id}/stands/{stand_id}/notinterested </text:p>
          </table:table-cell>
          <table:table-cell table:number-columns-repeated="3" table:style-name="ce3" office:value-type="string">
            <text:p>null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14..Home Screen(Exhibithors Details Informations)</text:p>
          </table:table-cell>
          <table:table-cell table:style-name="ce4" office:value-type="string">
            <text:p><text:a xlink:href="https://app.zeplin.io/project.html#pid=57f5129cbae86e615c8f7271&amp;sid=57fb62eab7bffc0014f1aad8">https://app.zeplin.io/project.html#pid=57f5129cbae86e615c8f7271&amp;sid=57fb62eab7bffc0014f1aad8</text:a></text:p>
          </table:table-cell>
          <table:table-cell table:style-name="ce3" office:value-type="string">
            <text:p>GET /stands/{s_id}/infos</text:p>
          </table:table-cell>
          <table:table-cell table:style-name="ce3" office:value-type="string">
            <text:p>/stands/{s_id}/infos</text:p>
          </table:table-cell>
          <table:table-cell table:number-columns-repeated="2" table:style-name="ce3" office:value-type="string">
            <text:p>null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15..Home Screen(Exhibithors Details Event)</text:p>
          </table:table-cell>
          <table:table-cell table:style-name="ce4" office:value-type="string">
            <text:p><text:a xlink:href="https://app.zeplin.io/project.html#pid=57f5129cbae86e615c8f7271&amp;sid=57fb62e9d95a8cc00f5c981b">https://app.zeplin.io/project.html#pid=57f5129cbae86e615c8f7271&amp;sid=57fb62e9d95a8cc00f5c981b</text:a></text:p>
          </table:table-cell>
          <table:table-cell table:style-name="ce3" office:value-type="string">
            <text:p>/stands/{id}/events</text:p>
          </table:table-cell>
          <table:table-cell table:style-name="Default"/>
          <table:table-cell table:number-columns-repeated="2" table:style-name="ce3" office:value-type="string">
            <text:p>null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16..Home Screen(Exhibithors Details NavigationView)</text:p>
          </table:table-cell>
          <table:table-cell table:style-name="ce4" office:value-type="string">
            <text:p><text:a xlink:href="https://app.zeplin.io/project.html#pid=57f5129cbae86e615c8f7271&amp;sid=57fb74ba2958247f4946c784">https://app.zeplin.io/project.html#pid=57f5129cbae86e615c8f7271&amp;sid=57fb74ba2958247f4946c784</text:a></text:p>
          </table:table-cell>
          <table:table-cell table:style-name="Default"/>
          <table:table-cell table:number-columns-repeated="3" table:style-name="ce3" office:value-type="string">
            <text:p>null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17. Favorites View Map Screen</text:p>
          </table:table-cell>
          <table:table-cell table:style-name="ce4" office:value-type="string">
            <text:p><text:a xlink:href="https://app.zeplin.io/project.html#pid=57f5129cbae86e615c8f7271&amp;sid=5804cdcfb0c3f2364c17b004">https://app.zeplin.io/project.html#pid=57f5129cbae86e615c8f7271&amp;sid=5804cdcfb0c3f2364c17b004</text:a></text:p>
          </table:table-cell>
          <table:table-cell table:number-columns-repeated="4" table:style-name="ce3" office:value-type="string">
            <text:p>null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18. Favorites view List Screen</text:p>
          </table:table-cell>
          <table:table-cell table:style-name="ce4" office:value-type="string">
            <text:p><text:a xlink:href="https://app.zeplin.io/project.html#pid=57f5129cbae86e615c8f7271&amp;sid=5804cdce572942fd3f757c0d">https://app.zeplin.io/project.html#pid=57f5129cbae86e615c8f7271&amp;sid=5804cdce572942fd3f757c0d</text:a></text:p>
          </table:table-cell>
          <table:table-cell table:number-columns-repeated="4" table:style-name="ce3" office:value-type="string">
            <text:p>null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19.Menu Screen</text:p>
          </table:table-cell>
          <table:table-cell table:style-name="ce4" office:value-type="string">
            <text:p><text:a xlink:href="https://app.zeplin.io/project.html#pid=57f5129cbae86e615c8f7271&amp;sid=57fb719bb830f7a370ff57fe">https://app.zeplin.io/project.html#pid=57f5129cbae86e615c8f7271&amp;sid=57fb719bb830f7a370ff57fe</text:a></text:p>
          </table:table-cell>
          <table:table-cell table:number-columns-repeated="4" table:style-name="ce3" office:value-type="string">
            <text:p>null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20. Menu Exhibitor Open</text:p>
          </table:table-cell>
          <table:table-cell table:style-name="ce4" office:value-type="string">
            <text:p><text:a xlink:href="https://app.zeplin.io/project.html#pid=57f5129cbae86e615c8f7271&amp;sid=57fb719ad44798bf67a53945">https://app.zeplin.io/project.html#pid=57f5129cbae86e615c8f7271&amp;sid=57fb719ad44798bf67a53945</text:a></text:p>
          </table:table-cell>
          <table:table-cell table:number-columns-repeated="4" table:style-name="ce3" office:value-type="string">
            <text:p>null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21.Menu Exhibitor Open Category</text:p>
          </table:table-cell>
          <table:table-cell table:style-name="ce4" office:value-type="string">
            <text:p><text:a xlink:href="https://app.zeplin.io/project.html#pid=57f5129cbae86e615c8f7271&amp;sid=58206dde2fb9f3c948cd7a85">https://app.zeplin.io/project.html#pid=57f5129cbae86e615c8f7271&amp;sid=58206dde2fb9f3c948cd7a85</text:a></text:p>
          </table:table-cell>
          <table:table-cell table:number-columns-repeated="4" table:style-name="ce3" office:value-type="string">
            <text:p>null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22.Events View Screen</text:p>
          </table:table-cell>
          <table:table-cell table:style-name="ce8" office:value-type="string">
            <text:p><text:a xlink:href="https://marvelapp.com/project/701644/screen/12725506">https://marvelapp.com/project/701644/screen/12725506</text:a></text:p>
          </table:table-cell>
          <table:table-cell table:style-name="ce6" office:value-type="string">
            <text:p><text:a xlink:href="http://104.131.179.118/monacoapp/public/api/events">http://104.131.179.118/monacoapp/public/api/events</text:a></text:p>
          </table:table-cell>
          <table:table-cell table:number-columns-repeated="3" table:style-name="ce6" office:value-type="string">
            <text:p>null</text:p>
          </table:table-cell>
          <table:table-cell table:style-name="ce13" table:number-columns-repeated="1018"/>
        </table:table-row>
        <table:table-row table:style-name="ro7">
          <table:table-cell table:style-name="ce6" office:value-type="string">
            <text:p>23.Event View Details</text:p>
          </table:table-cell>
          <table:table-cell table:style-name="ce8" office:value-type="string">
            <text:p><text:a xlink:href="https://app.zeplin.io/project.html#pid=57f91b203a3c7b0e7b9754e6&amp;sid=582da8765f47cce63061e6c1">https://app.zeplin.io/project.html#pid=57f91b203a3c7b0e7b9754e6&amp;sid=582da8765f47cce63061e6c1</text:a></text:p>
          </table:table-cell>
          <table:table-cell table:style-name="ce6" office:value-type="string">
            <text:p><text:a xlink:href="http://104.131.179.118/monacoapp/public/api/events">http://104.131.179.118/monacoapp/public/api/events</text:a>/1 <text:s text:c="2"/>,/api/stands/1 – to get stand logo</text:p>
          </table:table-cell>
          <table:table-cell table:number-columns-repeated="3" table:style-name="ce6" office:value-type="string">
            <text:p>null</text:p>
          </table:table-cell>
          <table:table-cell table:style-name="ce13" table:number-columns-repeated="1018"/>
        </table:table-row>
        <table:table-row table:style-name="ro7">
          <table:table-cell table:style-name="ce6" office:value-type="string">
            <text:p>Events interested</text:p>
          </table:table-cell>
          <table:table-cell table:style-name="ce8" office:value-type="string">
            <text:p><text:a xlink:href="https://app.zeplin.io/project.html#pid=57f91b203a3c7b0e7b9754e6&amp;sid=582da87b92d698e8599448d3">https://app.zeplin.io/project.html#pid=57f91b203a3c7b0e7b9754e6&amp;sid=582da87b92d698e8599448d3</text:a></text:p>
          </table:table-cell>
          <table:table-cell table:style-name="ce6" office:value-type="string">
            <text:p><text:a xlink:href="http://104.131.179.118/monacoapp/public/api/events/1/interested/users">http://104.131.179.118/monacoapp/public/api/events/1/interested/users</text:a></text:p>
          </table:table-cell>
          <table:table-cell table:style-name="ce6" table:number-columns-repeated="3"/>
          <table:table-cell table:style-name="ce13" table:number-columns-repeated="1018"/>
        </table:table-row>
        <table:table-row table:style-name="ro7">
          <table:table-cell table:style-name="ce6" office:value-type="string">
            <text:p>Favorites list</text:p>
          </table:table-cell>
          <table:table-cell table:style-name="ce8" office:value-type="string">
            <text:p><text:a xlink:href="https://app.zeplin.io/project.html#pid=57f91b203a3c7b0e7b9754e6&amp;sid=582da86a0576921f47841294">https://app.zeplin.io/project.html#pid=57f91b203a3c7b0e7b9754e6&amp;sid=582da86a0576921f47841294</text:a></text:p>
          </table:table-cell>
          <table:table-cell table:style-name="ce6" office:value-type="string">
            <text:p><text:s/>stands/{id}/interested/users, <text:s/>events/{id}/interested/users, <text:s/>, places/{id}/interested/users, <text:s/></text:p>
          </table:table-cell>
          <table:table-cell table:style-name="ce6" table:number-columns-repeated="3"/>
          <table:table-cell table:style-name="ce13" table:number-columns-repeated="1018"/>
        </table:table-row>
        <table:table-row table:style-name="ro2">
          <table:table-cell table:style-name="ce6" office:value-type="string">
            <text:p>24.Services View Screen</text:p>
          </table:table-cell>
          <table:table-cell table:style-name="ce8" office:value-type="string">
            <text:p><text:a xlink:href="https://marvelapp.com/project/701644/screen/12507738tps">https://marvelapp.com/project/701644/screen/12507738tps</text:a>://app.zeplin.io/project.html#pid=57f5129cbae86e615c8f7271&amp;sid=58060e5a95f010c4411bdcbc</text:p>
          </table:table-cell>
          <table:table-cell table:style-name="ce6" office:value-type="string">
            <text:p><text:a xlink:href="http://104.131.179.118/monacoapp/public/api/servicetypes">http://104.131.179.118/monacoapp/public/api/servicetypes</text:a>, <text:s text:c="2"/><text:a xlink:href="http://104.131.179.118/monacoapp/public/api/services">http://104.131.179.118/monacoapp/public/api/services</text:a></text:p>
          </table:table-cell>
          <table:table-cell table:number-columns-repeated="3" table:style-name="ce6" office:value-type="string">
            <text:p>null</text:p>
          </table:table-cell>
          <table:table-cell table:style-name="ce13" table:number-columns-repeated="1018"/>
        </table:table-row>
        <table:table-row table:style-name="ro2">
          <table:table-cell table:style-name="ce6" office:value-type="string">
            <text:p>25.Service View WC Screen</text:p>
          </table:table-cell>
          <table:table-cell table:style-name="ce8" office:value-type="string">
            <text:p><text:a xlink:href="https://app.zeplin.io/project.html#pid=57f91b203a3c7b0e7b9754e6&amp;sid=582da86e8a39e3ca12f8c55dttps">https://app.zeplin.io/project.html#pid=57f91b203a3c7b0e7b9754e6&amp;sid=582da86e8a39e3ca12f8c55dttps</text:a>://app.zeplin.io/project.html#pid=57f5129cbae86e615c8f7271&amp;sid=58060e8a95f010c4411bdfb5</text:p>
          </table:table-cell>
          <table:table-cell table:style-name="ce6" office:value-type="string">
            <text:p><text:a xlink:href="http://104.131.179.118/monacoapp/public/api/services/1">http://104.131.179.118/monacoapp/public/api/services/1</text:a></text:p>
          </table:table-cell>
          <table:table-cell table:number-columns-repeated="3" table:style-name="ce6" office:value-type="string">
            <text:p>null</text:p>
          </table:table-cell>
          <table:table-cell table:style-name="ce13" table:number-columns-repeated="1018"/>
        </table:table-row>
        <table:table-row table:style-name="ro2">
          <table:table-cell table:style-name="ce3" office:value-type="string">
            <text:p>26. Search Screen</text:p>
          </table:table-cell>
          <table:table-cell table:style-name="ce4" office:value-type="string">
            <text:p><text:a xlink:href="https://marvelapp.com/1ah51hg/screen/12669360">https://marvelapp.com/1ah51hg/screen/12669360</text:a></text:p>
          </table:table-cell>
          <table:table-cell table:number-columns-repeated="3" table:style-name="ce3" office:value-type="string">
            <text:p>null</text:p>
          </table:table-cell>
          <table:table-cell table:style-name="ce3" office:value-type="string">
            <text:p>yes</text:p>
          </table:table-cell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7" office:value-type="string">
            <text:p>27 InformationView Screen</text:p>
          </table:table-cell>
          <table:table-cell table:style-name="ce9" office:value-type="string">
            <text:p><text:a xlink:href="https://marvelapp.com/1ah51hg/screen/12507738">https://marvelapp.com/1ah51hg/screen/12507738</text:a></text:p>
          </table:table-cell>
          <table:table-cell table:number-columns-repeated="4" table:style-name="ce7" office:value-type="string">
            <text:p>null</text:p>
          </table:table-cell>
          <table:table-cell table:number-columns-repeated="1018"/>
        </table:table-row>
        <table:table-row table:style-name="ro2">
          <table:table-cell table:style-name="ce7" office:value-type="string">
            <text:p>28 InformationView Details</text:p>
          </table:table-cell>
          <table:table-cell table:style-name="ce9" office:value-type="string">
            <text:p><text:a xlink:href="https://marvelapp.com/1ah51hg/screen/12575834">https://marvelapp.com/1ah51hg/screen/12575834</text:a></text:p>
          </table:table-cell>
          <table:table-cell table:number-columns-repeated="4" table:style-name="ce7" office:value-type="string">
            <text:p>null</text:p>
          </table:table-cell>
          <table:table-cell table:number-columns-repeated="1018"/>
        </table:table-row>
        <table:table-row table:style-name="ro2">
          <table:table-cell table:style-name="ce7" office:value-type="string">
            <text:p>29. Transport View Screen</text:p>
          </table:table-cell>
          <table:table-cell table:style-name="ce9" office:value-type="string">
            <text:p><text:a xlink:href="https://marvelapp.com/1ah51hg/screen/12669384">https://marvelapp.com/1ah51hg/screen/12669384</text:a></text:p>
          </table:table-cell>
          <table:table-cell table:number-columns-repeated="4" table:style-name="ce7" office:value-type="string">
            <text:p>null</text:p>
          </table:table-cell>
          <table:table-cell table:number-columns-repeated="1018"/>
        </table:table-row>
        <table:table-row table:style-name="ro2">
          <table:table-cell table:style-name="ce7" office:value-type="string">
            <text:p>30.Transport Info Screen</text:p>
          </table:table-cell>
          <table:table-cell table:style-name="ce9" office:value-type="string">
            <text:p><text:a xlink:href="https://marvelapp.com/1ah51hg/screen/12669387">https://marvelapp.com/1ah51hg/screen/12669387</text:a></text:p>
          </table:table-cell>
          <table:table-cell table:style-name="ce7" office:value-type="string">
            <text:p>nulll</text:p>
          </table:table-cell>
          <table:table-cell table:number-columns-repeated="3" table:style-name="ce7" office:value-type="string">
            <text:p>null</text:p>
          </table:table-cell>
          <table:table-cell table:number-columns-repeated="1018"/>
        </table:table-row>
        <table:table-row table:style-name="ro2">
          <table:table-cell table:style-name="ce7" office:value-type="string">
            <text:p>31.Search Results Screen</text:p>
          </table:table-cell>
          <table:table-cell table:style-name="ce9" office:value-type="string">
            <text:p><text:a xlink:href="https://marvelapp.com/1ah51hg/screen/12669383">https://marvelapp.com/1ah51hg/screen/12669383</text:a></text:p>
          </table:table-cell>
          <table:table-cell table:number-columns-repeated="4" table:style-name="ce7" office:value-type="string">
            <text:p>null</text:p>
          </table:table-cell>
          <table:table-cell table:number-columns-repeated="1018"/>
        </table:table-row>
        <table:table-row table:style-name="ro2">
          <table:table-cell table:style-name="ce7" office:value-type="string">
            <text:p>32. Account Screen</text:p>
          </table:table-cell>
          <table:table-cell table:style-name="ce9" office:value-type="string">
            <text:p><text:a xlink:href="https://marvelapp.com/1ah51hg/screen/12669359">https://marvelapp.com/1ah51hg/screen/12669359</text:a></text:p>
          </table:table-cell>
          <table:table-cell table:number-columns-repeated="4" table:style-name="ce7" office:value-type="string">
            <text:p>null</text:p>
          </table:table-cell>
          <table:table-cell table:number-columns-repeated="1018"/>
        </table:table-row>
        <table:table-row table:style-name="ro2">
          <table:table-cell table:style-name="ce7" office:value-type="string">
            <text:p>33. Setting</text:p>
          </table:table-cell>
          <table:table-cell table:style-name="ce9" office:value-type="string">
            <text:p><text:a xlink:href="https://marvelapp.com/1ah51hg/screen/12669376">https://marvelapp.com/1ah51hg/screen/12669376</text:a></text:p>
          </table:table-cell>
          <table:table-cell table:number-columns-repeated="4" table:style-name="ce7" office:value-type="string">
            <text:p>null</text:p>
          </table:table-cell>
          <table:table-cell table:number-columns-repeated="1018"/>
        </table:table-row>
        <table:table-row table:style-name="ro2">
          <table:table-cell table:style-name="ce7" office:value-type="string">
            <text:p>34. News Screen</text:p>
          </table:table-cell>
          <table:table-cell table:style-name="ce9" office:value-type="string">
            <text:p><text:a xlink:href="https://marvelapp.com/1ah51hg/screen/12669382">https://marvelapp.com/1ah51hg/screen/12669382</text:a></text:p>
          </table:table-cell>
          <table:table-cell table:number-columns-repeated="4" table:style-name="ce7" office:value-type="string">
            <text:p>null</text:p>
          </table:table-cell>
          <table:table-cell table:number-columns-repeated="1018"/>
        </table:table-row>
        <table:table-row table:style-name="ro2">
          <table:table-cell table:style-name="ce7" office:value-type="string">
            <text:p>35. News Ads Screen</text:p>
          </table:table-cell>
          <table:table-cell table:style-name="ce9" office:value-type="string">
            <text:p><text:a xlink:href="https://marvelapp.com/1ah51hg/screen/13096049">https://marvelapp.com/1ah51hg/screen/13096049</text:a></text:p>
          </table:table-cell>
          <table:table-cell table:number-columns-repeated="4" table:style-name="ce7" office:value-type="string">
            <text:p>null</text:p>
          </table:table-cell>
          <table:table-cell table:number-columns-repeated="1018"/>
        </table:table-row>
        <table:table-row table:style-name="ro1" table:number-rows-repeated="5">
          <table:table-cell table:style-name="ce2" table:number-columns-repeated="6"/>
          <table:table-cell table:number-columns-repeated="1018"/>
        </table:table-row>
        <table:table-row table:style-name="ro8" table:number-rows-repeated="104852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22/11/2016</text:date>, <text:time>12:3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2T12:32:12.77</dc:date>
    <dc:creator>Vithyalega Shanmugarajah</dc:creator>
    <meta:generator>OpenOffice/4.1.1$Win32 OpenOffice.org_project/411m6$Build-9775</meta:generator>
    <meta:editing-duration>PT1H17M25S</meta:editing-duration>
    <meta:editing-cycles>3</meta:editing-cycles>
    <meta:document-statistic meta:table-count="1" meta:cell-count="229" meta:object-count="0"/>
  </office:meta>
</office:document-meta>
</file>